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Georgia" svg:font-family="Georgia" style:font-family-generic="roman" style:font-pitch="variable" svg:panose-1="2 4 5 2 5 4 5 2 3 3"/>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style>
    <style:style style:name="T2" style:parent-style-name="Absatz-Standardschriftart"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 style:parent-style-name="Standard" style:family="paragraph">
      <style:paragraph-properties fo:text-align="center"/>
    </style:style>
    <style:style style:name="T4" style:parent-style-name="Absatz-Standardschriftart"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5" style:parent-style-name="Standard" style:family="paragraph">
      <style:paragraph-properties fo:text-align="center"/>
    </style:style>
    <style:style style:name="T6" style:parent-style-name="Absatz-Standardschriftart"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7" style:parent-style-name="Standard" style:family="paragraph">
      <style:paragraph-properties fo:text-align="center"/>
    </style:style>
    <style:style style:name="T8" style:parent-style-name="Absatz-Standardschriftart"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9" style:parent-style-name="Standard" style:family="paragraph">
      <style:paragraph-properties fo:text-align="center"/>
    </style:style>
    <style:style style:name="T10" style:parent-style-name="Absatz-Standardschriftart"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1" style:parent-style-name="Standard" style:family="paragraph">
      <style:paragraph-properties fo:text-align="center"/>
    </style:style>
    <style:style style:name="T12" style:parent-style-name="Absatz-Standardschriftart"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3" style:parent-style-name="Standard" style:family="paragraph">
      <style:paragraph-properties fo:text-align="center"/>
    </style:style>
    <style:style style:name="P14" style:parent-style-name="Standard" style:family="paragraph">
      <style:paragraph-properties fo:text-align="center"/>
    </style:style>
    <style:style style:name="P15" style:parent-style-name="Standard" style:family="paragraph">
      <style:paragraph-properties fo:text-align="center"/>
    </style:style>
    <style:style style:name="P16" style:parent-style-name="Standard" style:family="paragraph">
      <style:paragraph-properties fo:text-align="center"/>
    </style:style>
    <style:style style:name="P17" style:parent-style-name="Standard" style:family="paragraph">
      <style:paragraph-properties fo:text-align="center"/>
    </style:style>
    <style:style style:name="P18" style:parent-style-name="Standard" style:family="paragraph">
      <style:paragraph-properties fo:text-align="center" fo:line-height="120%"/>
    </style:style>
    <style:style style:name="P19" style:parent-style-name="Standard" style:family="paragraph">
      <style:paragraph-properties fo:text-align="center" fo:line-height="120%"/>
    </style:style>
    <style:style style:name="P20" style:parent-style-name="Standard" style:family="paragraph">
      <style:paragraph-properties fo:text-align="center" fo:line-height="120%"/>
    </style:style>
    <style:style style:name="P21" style:parent-style-name="Standard" style:family="paragraph">
      <style:paragraph-properties fo:text-align="center" fo:line-height="120%"/>
    </style:style>
    <style:style style:name="P22" style:parent-style-name="Standard" style:family="paragraph">
      <style:paragraph-properties fo:text-align="center" fo:line-height="120%"/>
    </style:style>
    <style:style style:name="P23" style:parent-style-name="Standard" style:family="paragraph">
      <style:paragraph-properties fo:text-align="center" fo:line-height="120%"/>
    </style:style>
    <style:style style:name="P24" style:parent-style-name="Standard" style:family="paragraph">
      <style:paragraph-properties fo:text-align="center" fo:line-height="120%"/>
    </style:style>
    <style:style style:name="P25" style:parent-style-name="Standard" style:family="paragraph">
      <style:paragraph-properties fo:text-align="center" fo:line-height="120%"/>
    </style:style>
    <style:style style:name="P26" style:parent-style-name="Standard" style:family="paragraph">
      <style:paragraph-properties fo:text-align="center" fo:line-height="120%"/>
    </style:style>
    <style:style style:name="P27" style:parent-style-name="Standard" style:family="paragraph">
      <style:paragraph-properties fo:text-align="center" fo:line-height="120%"/>
    </style:style>
    <style:style style:name="P28" style:parent-style-name="Standard" style:family="paragraph">
      <style:paragraph-properties fo:text-align="center" fo:line-height="120%"/>
    </style:style>
    <style:style style:name="P29" style:parent-style-name="Standard" style:family="paragraph">
      <style:paragraph-properties fo:text-align="center" fo:line-height="120%"/>
    </style:style>
    <style:style style:name="P30" style:parent-style-name="Standard" style:family="paragraph">
      <style:paragraph-properties fo:text-align="center" fo:line-height="120%"/>
    </style:style>
    <style:style style:name="P31" style:parent-style-name="Überschrift1" style:family="paragraph">
      <style:paragraph-properties fo:break-before="page"/>
    </style:style>
    <style:style style:name="T32" style:parent-style-name="Absatz-Standardschriftart" style:family="text">
      <style:text-properties fo:font-size="23pt" style:font-size-asian="23pt" style:font-size-complex="23pt"/>
    </style:style>
    <style:style style:name="P33" style:parent-style-name="Standard" style:family="paragraph"/>
    <style:style style:name="P34" style:parent-style-name="Standard" style:family="paragraph"/>
    <style:style style:name="T35" style:parent-style-name="Absatz-Standardschriftart" style:family="text">
      <style:text-properties fo:font-size="23pt" style:font-size-asian="23pt" style:font-size-complex="23pt"/>
    </style:style>
    <style:style style:name="P36" style:parent-style-name="Überschrift1" style:family="paragraph">
      <style:paragraph-properties fo:margin-top="0in" fo:margin-bottom="0in"/>
    </style:style>
    <style:style style:name="T37" style:parent-style-name="Absatz-Standardschriftart" style:family="text">
      <style:text-properties fo:font-weight="normal" style:font-weight-asian="normal" style:font-weight-complex="normal" fo:font-size="11pt" style:font-size-asian="11pt" style:font-size-complex="11pt"/>
    </style:style>
    <style:style style:name="T38" style:parent-style-name="Absatz-Standardschriftart" style:family="text">
      <style:text-properties fo:font-weight="normal" style:font-weight-asian="normal" style:font-weight-complex="normal" fo:font-size="11pt" style:font-size-asian="11pt" style:font-size-complex="11pt"/>
    </style:style>
    <style:style style:name="T39" style:parent-style-name="Absatz-Standardschriftart" style:family="text">
      <style:text-properties fo:font-size="23pt" style:font-size-asian="23pt" style:font-size-complex="23pt"/>
    </style:style>
    <style:style style:name="T40" style:parent-style-name="Absatz-Standardschriftart" style:family="text">
      <style:text-properties fo:font-size="23pt" style:font-size-asian="23pt" style:font-size-complex="23pt"/>
    </style:style>
    <style:style style:name="P41" style:parent-style-name="Standard" style:family="paragraph"/>
    <style:style style:name="P42" style:parent-style-name="Standard" style:family="paragraph"/>
    <style:style style:name="P43" style:parent-style-name="Standard" style:family="paragraph"/>
    <style:style style:name="T44" style:parent-style-name="Absatz-Standardschriftart" style:family="text">
      <style:text-properties fo:font-size="23pt" style:font-size-asian="23pt" style:font-size-complex="23pt"/>
    </style:style>
    <style:style style:name="T45" style:parent-style-name="Absatz-Standardschriftart" style:family="text">
      <style:text-properties fo:font-size="23pt" style:font-size-asian="23pt" style:font-size-complex="23pt"/>
    </style:style>
    <style:style style:name="P46" style:parent-style-name="Standard" style:family="paragraph"/>
    <style:style style:name="P47" style:parent-style-name="Standard" style:family="paragraph"/>
    <style:style style:name="P48" style:parent-style-name="Standard" style:family="paragraph"/>
    <style:style style:name="T49" style:parent-style-name="Absatz-Standardschriftart" style:family="text">
      <style:text-properties fo:font-size="23pt" style:font-size-asian="23pt" style:font-size-complex="23pt"/>
    </style:style>
    <style:style style:name="T50" style:parent-style-name="Absatz-Standardschriftart" style:family="text">
      <style:text-properties fo:font-size="23pt" style:font-size-asian="23pt" style:font-size-complex="23pt"/>
    </style:style>
    <style:style style:name="T51" style:parent-style-name="Absatz-Standardschriftart" style:family="text">
      <style:text-properties style:text-underline-type="single" style:text-underline-style="solid" style:text-underline-width="auto" style:text-underline-mode="continuous"/>
    </style:style>
    <style:style style:name="T52" style:parent-style-name="Absatz-Standardschriftart" style:family="text">
      <style:text-properties style:text-underline-type="single" style:text-underline-style="solid" style:text-underline-width="auto" style:text-underline-mode="continuous"/>
    </style:style>
    <style:style style:name="T53" style:parent-style-name="Absatz-Standardschriftart" style:family="text">
      <style:text-properties style:text-underline-type="single" style:text-underline-style="solid" style:text-underline-width="auto" style:text-underline-mode="continuous"/>
    </style:style>
    <style:style style:name="T54" style:parent-style-name="Absatz-Standardschriftart" style:family="text">
      <style:text-properties style:text-underline-type="single" style:text-underline-style="solid" style:text-underline-width="auto" style:text-underline-mode="continuous"/>
    </style:style>
    <style:style style:name="T55" style:parent-style-name="Absatz-Standardschriftart" style:family="text">
      <style:text-properties style:text-underline-type="single" style:text-underline-style="solid" style:text-underline-width="auto" style:text-underline-mode="continuous"/>
    </style:style>
    <style:style style:name="T56" style:parent-style-name="Absatz-Standardschriftart" style:family="text">
      <style:text-properties style:text-underline-type="single" style:text-underline-style="solid" style:text-underline-width="auto" style:text-underline-mode="continuous"/>
    </style:style>
    <style:style style:name="T57" style:parent-style-name="Absatz-Standardschriftart" style:family="text">
      <style:text-properties style:text-underline-type="single" style:text-underline-style="solid" style:text-underline-width="auto" style:text-underline-mode="continuous"/>
    </style:style>
    <style:style style:name="T58" style:parent-style-name="Absatz-Standardschriftart" style:family="text">
      <style:text-properties style:text-underline-type="single" style:text-underline-style="solid" style:text-underline-width="auto" style:text-underline-mode="continuous"/>
    </style:style>
    <style:style style:name="P59" style:parent-style-name="Standard" style:family="paragraph">
      <style:text-properties fo:background-color="#FFFF00"/>
    </style:style>
    <style:style style:name="T60" style:parent-style-name="Absatz-Standardschriftart" style:family="text">
      <style:text-properties fo:font-size="23pt" style:font-size-asian="23pt" style:font-size-complex="23pt"/>
    </style:style>
    <style:style style:name="T61" style:parent-style-name="Absatz-Standardschriftart" style:family="text">
      <style:text-properties fo:font-size="23pt" style:font-size-asian="23pt" style:font-size-complex="23pt"/>
    </style:style>
    <style:style style:name="T62" style:parent-style-name="Absatz-Standardschriftart" style:family="text">
      <style:text-properties fo:font-size="23pt" style:font-size-asian="23pt" style:font-size-complex="23pt"/>
    </style:style>
    <style:style style:name="P63" style:parent-style-name="Standard" style:family="paragraph"/>
    <style:style style:name="P64" style:parent-style-name="Standard" style:family="paragraph"/>
    <style:style style:name="P65" style:parent-style-name="Standard" style:family="paragraph"/>
    <style:style style:name="P66" style:parent-style-name="Standard" style:family="paragraph"/>
    <style:style style:name="P67" style:parent-style-name="Standard" style:family="paragraph"/>
    <style:style style:name="T68" style:parent-style-name="Absatz-Standardschriftart" style:family="text">
      <style:text-properties fo:font-size="7pt" style:font-size-asian="7pt" style:font-size-complex="7pt"/>
    </style:style>
    <style:style style:name="P69" style:parent-style-name="Standard" style:family="paragraph"/>
    <style:style style:name="P70" style:parent-style-name="Standard" style:family="paragraph"/>
    <style:style style:name="P71" style:parent-style-name="Standard" style:family="paragraph"/>
    <style:style style:name="P72" style:parent-style-name="Standard" style:family="paragraph"/>
    <style:style style:name="T73" style:parent-style-name="Absatz-Standardschriftart" style:family="text">
      <style:text-properties fo:font-size="23pt" style:font-size-asian="23pt" style:font-size-complex="23pt"/>
    </style:style>
    <style:style style:name="P74" style:parent-style-name="Standard" style:family="paragraph"/>
    <style:style style:name="T75" style:parent-style-name="Absatz-Standardschriftart" style:family="text">
      <style:text-properties fo:color="#8B008B"/>
    </style:style>
    <style:style style:name="T76" style:parent-style-name="Absatz-Standardschriftart" style:family="text">
      <style:text-properties fo:color="#FF0000"/>
    </style:style>
    <style:style style:name="T77" style:parent-style-name="Absatz-Standardschriftart" style:family="text">
      <style:text-properties fo:color="#0000FF"/>
    </style:style>
    <style:style style:name="T78" style:parent-style-name="Absatz-Standardschriftart" style:family="text">
      <style:text-properties fo:color="#8B008B"/>
    </style:style>
    <style:style style:name="P79" style:parent-style-name="Standard" style:family="paragraph"/>
    <style:style style:name="T80" style:parent-style-name="Absatz-Standardschriftart" style:family="text">
      <style:text-properties fo:color="#8B008B"/>
    </style:style>
    <style:style style:name="T81" style:parent-style-name="Absatz-Standardschriftart" style:family="text">
      <style:text-properties fo:color="#FF0000"/>
    </style:style>
    <style:style style:name="T82" style:parent-style-name="Absatz-Standardschriftart" style:family="text">
      <style:text-properties fo:color="#0000FF"/>
    </style:style>
    <style:style style:name="T83" style:parent-style-name="Absatz-Standardschriftart" style:family="text">
      <style:text-properties fo:color="#8B008B"/>
    </style:style>
    <style:style style:name="P84" style:parent-style-name="Standard" style:family="paragraph"/>
    <style:style style:name="T85" style:parent-style-name="Absatz-Standardschriftart" style:family="text">
      <style:text-properties fo:color="#8B008B"/>
    </style:style>
    <style:style style:name="T86" style:parent-style-name="Absatz-Standardschriftart" style:family="text">
      <style:text-properties fo:color="#FF0000"/>
    </style:style>
    <style:style style:name="T87" style:parent-style-name="Absatz-Standardschriftart" style:family="text">
      <style:text-properties fo:color="#0000FF"/>
    </style:style>
    <style:style style:name="T88" style:parent-style-name="Absatz-Standardschriftart" style:family="text">
      <style:text-properties fo:color="#8B008B"/>
    </style:style>
    <style:style style:name="T89" style:parent-style-name="Absatz-Standardschriftart" style:family="text">
      <style:text-properties fo:color="#FF0000"/>
    </style:style>
    <style:style style:name="T90" style:parent-style-name="Absatz-Standardschriftart" style:family="text">
      <style:text-properties fo:color="#0000FF"/>
    </style:style>
    <style:style style:name="T91" style:parent-style-name="Absatz-Standardschriftart" style:family="text">
      <style:text-properties fo:color="#8B008B"/>
    </style:style>
    <style:style style:name="T92" style:parent-style-name="Absatz-Standardschriftart" style:family="text">
      <style:text-properties fo:color="#FF0000"/>
    </style:style>
    <style:style style:name="T93" style:parent-style-name="Absatz-Standardschriftart" style:family="text">
      <style:text-properties fo:color="#0000FF"/>
    </style:style>
    <style:style style:name="T94" style:parent-style-name="Absatz-Standardschriftart" style:family="text">
      <style:text-properties fo:color="#8B008B"/>
    </style:style>
    <style:style style:name="T95" style:parent-style-name="Absatz-Standardschriftart" style:family="text">
      <style:text-properties fo:color="#FF0000"/>
    </style:style>
    <style:style style:name="T96" style:parent-style-name="Absatz-Standardschriftart" style:family="text">
      <style:text-properties fo:color="#0000FF"/>
    </style:style>
    <style:style style:name="T97" style:parent-style-name="Absatz-Standardschriftart" style:family="text">
      <style:text-properties fo:color="#8B008B"/>
    </style:style>
    <style:style style:name="P98" style:parent-style-name="Standard" style:family="paragraph"/>
    <style:style style:name="T99" style:parent-style-name="Absatz-Standardschriftart" style:family="text">
      <style:text-properties fo:color="#8B008B"/>
    </style:style>
    <style:style style:name="T100" style:parent-style-name="Absatz-Standardschriftart" style:family="text">
      <style:text-properties fo:color="#FF0000"/>
    </style:style>
    <style:style style:name="T101" style:parent-style-name="Absatz-Standardschriftart" style:family="text">
      <style:text-properties fo:color="#0000FF"/>
    </style:style>
    <style:style style:name="T102" style:parent-style-name="Absatz-Standardschriftart" style:family="text">
      <style:text-properties fo:color="#8B008B"/>
    </style:style>
    <style:style style:name="T103" style:parent-style-name="Absatz-Standardschriftart" style:family="text">
      <style:text-properties fo:color="#FF0000"/>
    </style:style>
    <style:style style:name="T104" style:parent-style-name="Absatz-Standardschriftart" style:family="text">
      <style:text-properties fo:color="#0000FF"/>
    </style:style>
    <style:style style:name="T105" style:parent-style-name="Absatz-Standardschriftart" style:family="text">
      <style:text-properties fo:color="#8B008B"/>
    </style:style>
    <style:style style:name="T106" style:parent-style-name="Absatz-Standardschriftart" style:family="text">
      <style:text-properties fo:color="#FF0000"/>
    </style:style>
    <style:style style:name="T107" style:parent-style-name="Absatz-Standardschriftart" style:family="text">
      <style:text-properties fo:color="#0000FF"/>
    </style:style>
    <style:style style:name="T108" style:parent-style-name="Absatz-Standardschriftart" style:family="text">
      <style:text-properties fo:color="#8B008B"/>
    </style:style>
    <style:style style:name="T109" style:parent-style-name="Absatz-Standardschriftart" style:family="text">
      <style:text-properties fo:color="#FF0000"/>
    </style:style>
    <style:style style:name="T110" style:parent-style-name="Absatz-Standardschriftart" style:family="text">
      <style:text-properties fo:color="#0000FF"/>
    </style:style>
    <style:style style:name="T111" style:parent-style-name="Absatz-Standardschriftart" style:family="text">
      <style:text-properties fo:color="#8B008B"/>
    </style:style>
    <style:style style:name="P112" style:parent-style-name="Standard" style:family="paragraph">
      <style:text-properties fo:font-weight="bold" style:font-weight-asian="bold" style:font-weight-complex="bold"/>
    </style:style>
    <style:style style:name="T113" style:parent-style-name="Absatz-Standardschriftart" style:family="text">
      <style:text-properties fo:font-size="23pt" style:font-size-asian="23pt" style:font-size-complex="23pt"/>
    </style:style>
    <style:style style:name="P114" style:parent-style-name="Standard" style:family="paragraph">
      <style:text-properties fo:font-weight="bold" style:font-weight-asian="bold" style:font-weight-complex="bold"/>
    </style:style>
    <style:style style:name="P115" style:parent-style-name="Standard" style:family="paragraph">
      <style:text-properties fo:font-weight="bold" style:font-weight-asian="bold" style:font-weight-complex="bold"/>
    </style:style>
  </office:automatic-styles>
  <office:body>
    <office:text text:use-soft-page-breaks="true">
      <text:p text:style-name="P1"><text:span text:style-name="T2"><text:s/></text:span></text:p>
      <text:p text:style-name="P3"><text:span text:style-name="T4"><text:s/></text:span></text:p>
      <text:p text:style-name="P5"><text:span text:style-name="T6"><text:s/></text:span></text:p>
      <text:p text:style-name="P7"><text:span text:style-name="T8"><text:s/></text:span></text:p>
      <text:p text:style-name="P9"><text:span text:style-name="T10"><text:s/></text:span></text:p>
      <text:p text:style-name="P11"><text:span text:style-name="T12">SSI Getting Started and Nice to Know</text:span></text:p>
      <text:p text:style-name="P13">created by: Fabian Hertwig</text:p>
      <text:p text:style-name="P14">version: 0.1</text:p>
      <text:p text:style-name="P15">last update: 06.05.2015</text:p>
      <text:p text:style-name="P16"><text:s/></text:p>
      <text:p text:style-name="P17">contributors to this document:</text:p>
      <text:p text:style-name="P18">- Florian Obermayer</text:p>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Standard"><text:s/></text:p>
      <text:h text:style-name="Überschrift1" text:outline-level="1"><text:bookmark-start text:name="h.14sngb2t1opi"/><text:bookmark-end text:name="h.14sngb2t1opi"/></text:h>
      <text:h text:style-name="P31" text:outline-level="1"><text:bookmark-start text:name="h.adcnpdlbdwm"/><text:bookmark-start text:name="h.h9bj2eza054r"/><text:bookmark-end text:name="h.adcnpdlbdwm"/><text:bookmark-end text:name="h.h9bj2eza054r"/><text:soft-page-break/><text:span text:style-name="T32">Setup</text:span></text:h>
      <text:p text:style-name="Standard">First of all you should run the setup.exe in the main folder directory. This lets you select the version you want to build against (Win32 or x64) and add windows environment variables to your system.</text:p>
      <text:p text:style-name="Standard"><text:s/></text:p>
      <text:list text:style-name="LS1">
        <text:list-item>
          <text:p text:style-name="P33">Select all of the “add/create variable” checkboxes in the setup.exe file.</text:p>
        </text:list-item>
        <text:list-item>
          <text:p text:style-name="P34">Press the Apply Button.</text:p>
        </text:list-item>
      </text:list>
      <text:p text:style-name="Standard"><text:s/></text:p>
      <text:p text:style-name="Standard">If you want to change any of the settings you should use the “Undo” button first and then apply the new settings.</text:p>
      <text:h text:style-name="Überschrift1" text:outline-level="1"><text:bookmark-start text:name="h.at5lbkibh5xt"/><text:bookmark-end text:name="h.at5lbkibh5xt"/><text:span text:style-name="T35">Visual Studio</text:span></text:h>
      <text:p text:style-name="Standard">In order to edit and run most of the components you will need the compiler of Visual Studio 2010 with Service Pack 1 installed. You could use Visual Studio 2013, but you have to keep the VS2010 project setup. So after opening a solution cancel the project upgrade from VS2010 to VS2013. Now in the solution explorer you will see “(Visual Studio 2010)” next to the project name.</text:p>
      <text:h text:style-name="P36" text:outline-level="1"><text:bookmark-start text:name="h.nftb6sm3t5e"/><text:bookmark-end text:name="h.nftb6sm3t5e"/><text:span text:style-name="T37">You can also change this after</text:span><text:span text:style-name="T38">wards in the solution properties under Configuration Properties, General, Platform Toolset.</text:span></text:h>
      <text:p text:style-name="Standard"/>
      <text:h text:style-name="Überschrift1" text:outline-level="1"><text:bookmark-start text:name="h.qxt564c41i5e"/><text:bookmark-end text:name="h.qxt564c41i5e"/><text:span text:style-name="T39">Enabling Refactor Support</text:span></text:h>
      <text:p text:style-name="Standard">Unfortunately, Visual Studio alone<text:s/>has very poor refactoring support for C++.</text:p>
      <text:p text:style-name="Standard">Therefore the new Resharper 9 Plugin offers (almost C# style) refactoring and optimization support. As student, you get it even for free:</text:p>
      <text:p text:style-name="Standard">https://www.jetbrains.com/resharper/download/</text:p>
      <text:h text:style-name="Überschrift1" text:outline-level="1"><text:bookmark-start text:name="h.fb1b2f8iebyn"/><text:bookmark-end text:name="h.fb1b2f8iebyn"/><text:span text:style-name="T40">Building</text:span></text:h>
      <text:p text:style-name="Standard">Before doing anything, you should build the core and the plugins according to your setup.</text:p>
      <text:p text:style-name="Standard"><text:s/></text:p>
      <text:list text:style-name="LS2">
        <text:list-item>
          <text:p text:style-name="P41">Open the ssi_core.sln solution file in with visual studio.</text:p>
        </text:list-item>
        <text:list-item>
          <text:p text:style-name="P42">Select your target you want to build against (Debug/Release Win32/x64)</text:p>
        </text:list-item>
        <text:list-item>
          <text:p text:style-name="P43">Select “Build” and “Build Solution”</text:p>
        </text:list-item>
      </text:list>
      <text:p text:style-name="Standard"><text:s/></text:p>
      <text:soft-page-break/>
      <text:p text:style-name="Standard">Maybe it is required to build multiple times. It may happen that the build order is not correctly set.</text:p>
      <text:h text:style-name="Überschrift1" text:outline-level="1"><text:bookmark-start text:name="h.b0d6r61qswy1"/><text:bookmark-end text:name="h.b0d6r61qswy1"/><text:span text:style-name="T44">API</text:span></text:h>
      <text:p text:style-name="Standard">In the folder &lt;open SSI root&gt;\docs\api is an api documentation which will be generated with building the SSI plugins solution. Start with the index.html</text:p>
      <text:h text:style-name="Überschrift1" text:outline-level="1"><text:bookmark-start text:name="h.u8kothoybaxj"/><text:bookmark-end text:name="h.u8kothoybaxj"/><text:span text:style-name="T45">Tutorials</text:span></text:h>
      <text:p text:style-name="Standard">Some tutorial files can be found in “&lt;openSSIFolder&gt;\docs\tutorial”.</text:p>
      <text:p text:style-name="Standard"><text:s/></text:p>
      <text:list text:style-name="LS3">
        <text:list-item>
          <text:p text:style-name="P46">Have a look at the tutorial.pdf<text:s/>file.</text:p>
        </text:list-item>
        <text:list-item>
          <text:p text:style-name="P47">Open the tutorial.sln solution file and have a look through the examples.</text:p>
        </text:list-item>
        <text:list-item>
          <text:p text:style-name="P48">The Interfaces are the only well documented lines of code, so have a look at them. (IObject IFeature, …)</text:p>
        </text:list-item>
      </text:list>
      <text:p text:style-name="Standard"><text:s/></text:p>
      <text:p text:style-name="Standard">Maybe it is required to build the tutorials multiple times. It may happen that the build order is not correctly set.</text:p>
      <text:h text:style-name="Überschrift1" text:outline-level="1"><text:bookmark-start text:name="h.thalaz9ozrt6"/><text:bookmark-end text:name="h.thalaz9ozrt6"/><text:span text:style-name="T49">Create a new Plugin</text:span></text:h>
      <text:p text:style-name="Standard">In the main folder is a tool “Mkplugin.exe”. Use this to generate the template structure of your plugin.</text:p>
      <text:h text:style-name="Überschrift1" text:outline-level="1"><text:bookmark-start text:name="h.ofs5ap61k7n9"/><text:bookmark-end text:name="h.ofs5ap61k7n9"/><text:span text:style-name="T50">Leak Detection</text:span></text:h>
      <text:p text:style-name="Standard">It is recommended<text:s/>to use the visual leak detector (vld)<text:s/><text:a xlink:href="https://vld.codeplex.com/" office:target-frame-name="_top" xlink:show="replace"><text:span text:style-name="T51">https</text:span></text:a><text:a xlink:href="https://vld.codeplex.com/" office:target-frame-name="_top" xlink:show="replace"><text:span text:style-name="T52">://</text:span></text:a><text:a xlink:href="https://vld.codeplex.com/" office:target-frame-name="_top" xlink:show="replace"><text:span text:style-name="T53">vld</text:span></text:a><text:a xlink:href="https://vld.codeplex.com/" office:target-frame-name="_top" xlink:show="replace"><text:span text:style-name="T54">.</text:span></text:a><text:a xlink:href="https://vld.codeplex.com/" office:target-frame-name="_top" xlink:show="replace"><text:span text:style-name="T55">codeplex</text:span></text:a><text:a xlink:href="https://vld.codeplex.com/" office:target-frame-name="_top" xlink:show="replace"><text:span text:style-name="T56">.</text:span></text:a><text:a xlink:href="https://vld.codeplex.com/" office:target-frame-name="_top" xlink:show="replace"><text:span text:style-name="T57">com</text:span></text:a><text:a xlink:href="https://vld.codeplex.com/" office:target-frame-name="_top" xlink:show="replace"><text:span text:style-name="T58">/</text:span></text:a>. After installing include the vld.h file (#include &lt;vld.h&gt; and vld will show you memory leaks when your program finishes.</text:p>
      <text:p text:style-name="P59"/>
      <text:p text:style-name="Standard">It is normal that the<text:s/>leak detector shows seven leaks. These are produced by the ssi core.</text:p>
      <text:h text:style-name="Überschrift1" text:outline-level="1"><text:bookmark-start text:name="h.8wyugtptfjg"/><text:bookmark-end text:name="h.8wyugtptfjg"/><text:span text:style-name="T60">Best Practices</text:span></text:h>
      <text:p text:style-name="Standard">Initialise pointer with 0. E.g. ssi_real_t * reals = 0;</text:p>
      <text:p text:style-name="Standard">After deleting a pointer immediately<text:s/>reinitialize it with 0. E.g. delete reals; reals = 0;</text:p>
      <text:p text:style-name="Standard"><text:s/></text:p>
      <text:h text:style-name="Überschrift1" text:outline-level="1"><text:bookmark-start text:name="h.7hh5meo506s0"/><text:bookmark-end text:name="h.7hh5meo506s0"/><text:soft-page-break/><text:span text:style-name="T61">Viewing Stream Files</text:span></text:h>
      <text:p text:style-name="Standard">In openssi/bin is a program<text:s/>„viewui.exe“ which can read and display stream files and events.</text:p>
      <text:p text:style-name="Standard"><text:s/></text:p>
      <text:h text:style-name="Überschrift1" text:outline-level="1"><text:bookmark-start text:name="h.hhejjcla9hrn"/><text:bookmark-end text:name="h.hhejjcla9hrn"/><text:span text:style-name="T62">Debugging XML Pipelines</text:span></text:h>
      <text:list text:style-name="LS4">
        <text:list-item text:start-value="1">
          <text:p text:style-name="P63">To Debug a XML Pipeline you need to…</text:p>
        </text:list-item>
        <text:list-item>
          <text:p text:style-name="P64">Build the ssi core with Debug as target.</text:p>
        </text:list-item>
        <text:list-item>
          <text:p text:style-name="P65">Then open the ssi_core.sln.</text:p>
        </text:list-item>
        <text:list-item>
          <text:p text:style-name="P66">Set xmlpipe as startup project.</text:p>
        </text:list-item>
        <text:list-item>
          <text:p text:style-name="P67"><text:span text:style-name="T68"><text:s/></text:span>In properties of xmlpipe in the tab Debugging…</text:p>
          <text:list text:continue-numbering="true">
            <text:list-item>
              <text:p text:style-name="P69">Set as “Command Argument” the name of the pipeline without .pipeline (E.g. testpipe)</text:p>
            </text:list-item>
            <text:list-item>
              <text:p text:style-name="P70">Set the Working Directory to the pipelines folder path (E.g. C:/testpipes/)</text:p>
            </text:list-item>
          </text:list>
        </text:list-item>
        <text:list-item>
          <text:p text:style-name="P71">Open the File you want to Debug in the same<text:s/>window and set your breakpoints.</text:p>
        </text:list-item>
        <text:list-item>
          <text:p text:style-name="P72">Run the xmlpipe project in debug mode.</text:p>
        </text:list-item>
      </text:list>
      <text:h text:style-name="Überschrift1" text:outline-level="1"><text:bookmark-start text:name="h.y7izj1pxt1ox"/><text:bookmark-end text:name="h.y7izj1pxt1ox"/><text:span text:style-name="T73">Invisible Commands in the XML Editor:</text:span></text:h>
      <text:list text:style-name="LS5">
        <text:list-item>
          <text:p text:style-name="P74"><text:span text:style-name="T75">&lt;provider<text:s/></text:span><text:span text:style-name="T76"><text:s/>size</text:span><text:span text:style-name="T77">="100"</text:span><text:span text:style-name="T78">/&gt;<text:s/></text:span>: sets the provider buffer size to 100 seconds</text:p>
        </text:list-item>
        <text:list-item>
          <text:p text:style-name="P79"><text:span text:style-name="T80">&lt;listen<text:s/></text:span><text:span text:style-name="T81">address</text:span><text:span text:style-name="T82">="event_name@sender_name"</text:span><text:span text:style-name="T83">/&gt;</text:span>: sets the Event-Listener addresses</text:p>
        </text:list-item>
        <text:list-item>
          <text:p text:style-name="P84"><text:s/><text:span text:style-name="T85">&lt;provider<text:s/></text:span><text:span text:style-name="T86">channel</text:span><text:span text:style-name="T87">="file"</text:span><text:span text:style-name="T88"><text:s/></text:span><text:span text:style-name="T89">pin</text:span><text:span text:style-name="T90">="raw"</text:span><text:span text:style-name="T91"><text:s/></text:span><text:span text:style-name="T92">sync</text:span><text:span text:style-name="T93">="0"</text:span><text:span text:style-name="T94"><text:s/></text:span><text:span text:style-name="T95">check</text:span><text:span text:style-name="T96">="0"</text:span><text:span text:style-name="T97"><text:s/>/&gt;:<text:s/></text:span>disables the synchronization checks, but it is not recommended.</text:p>
        </text:list-item>
        <text:list-item>
          <text:p text:style-name="P98"><text:span text:style-name="T99">&lt;execute<text:s/></text:span><text:span text:style-name="T100">name</text:span><text:span text:style-name="T101">="create_output_dir.bat"</text:span><text:span text:style-name="T102"><text:s/></text:span><text:span text:style-name="T103">args</text:span><text:span text:style-name="T104">="$(save:dir)"</text:span><text:span text:style-name="T105"><text:s/></text:span><text:span text:style-name="T106">wait</text:span><text:span text:style-name="T107">="-1"</text:span><text:span text:style-name="T108"><text:s/></text:span><text:span text:style-name="T109">type</text:span><text:span text:style-name="T110">="pre"</text:span><text:span text:style-name="T111">/&gt;:<text:s/></text:span>Execute a file before or after the execution of the<text:s/>pipeline.</text:p>
        </text:list-item>
      </text:list>
      <text:p text:style-name="Standard"/>
      <text:p text:style-name="P112"/>
      <text:h text:style-name="Überschrift1" text:outline-level="1"><text:bookmark-start text:name="h.urcmnvshv3az"/><text:bookmark-end text:name="h.urcmnvshv3az"/><text:span text:style-name="T113">Open XML Edit or View UI in multiple Windows</text:span></text:h>
      <text:p text:style-name="Standard">Open the program while pressing shift key and another separate<text:s/>instance will open.</text:p>
      <text:p text:style-name="P114"/>
      <text:p text:style-name="P115"/>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Georgia" svg:font-family="Georgia" style:font-family-generic="roman" style:font-pitch="variable" svg:panose-1="2 4 5 2 5 4 5 2 3 3"/>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Überschrift1" style:display-name="Überschrift 1" style:family="paragraph" style:parent-style-name="Standard" style:default-outline-level="1">
      <style:paragraph-properties fo:margin-top="0.3333in" fo:margin-bottom="0.0833in"/>
      <style:text-properties fo:font-weight="bold" style:font-weight-asian="bold" style:font-weight-complex="bold" fo:font-size="18pt" style:font-size-asian="18pt" style:font-size-complex="18pt" fo:hyphenate="false"/>
    </style:style>
    <style:style style:name="Überschrift2" style:display-name="Überschrift 2" style:family="paragraph" style:parent-style-name="Standard" style:default-outline-level="2">
      <style:paragraph-properties fo:margin-top="0.25in" fo:margin-bottom="0.0555in"/>
      <style:text-properties fo:font-weight="bold" style:font-weight-asian="bold" style:font-weight-complex="bold" fo:font-size="14pt" style:font-size-asian="14pt" style:font-size-complex="14pt" fo:hyphenate="false"/>
    </style:style>
    <style:style style:name="Überschrift3" style:display-name="Überschrift 3" style:family="paragraph" style:parent-style-name="Standard" style:default-outline-level="3">
      <style:paragraph-properties fo:margin-top="0.1944in" fo:margin-bottom="0.0555in"/>
      <style:text-properties fo:font-weight="bold" style:font-weight-asian="bold" style:font-weight-complex="bold" fo:color="#666666" fo:font-size="12pt" style:font-size-asian="12pt" style:font-size-complex="12pt" fo:hyphenate="false"/>
    </style:style>
    <style:style style:name="Überschrift4" style:display-name="Überschrift 4" style:family="paragraph" style:parent-style-name="Standard" style:default-outline-level="4">
      <style:paragraph-properties fo:margin-top="0.1666in" fo:margin-bottom="0.0277in"/>
      <style:text-properties fo:font-style="italic" style:font-style-asian="italic" style:font-style-complex="italic" fo:color="#666666" fo:hyphenate="false"/>
    </style:style>
    <style:style style:name="Überschrift5" style:display-name="Überschrift 5" style:family="paragraph" style:parent-style-name="Standard" style:default-outline-level="5">
      <style:paragraph-properties fo:margin-top="0.1527in" fo:margin-bottom="0.0277in"/>
      <style:text-properties fo:font-weight="bold" style:font-weight-asian="bold" style:font-weight-complex="bold" fo:color="#666666" fo:font-size="10pt" style:font-size-asian="10pt" style:font-size-complex="10pt" fo:hyphenate="false"/>
    </style:style>
    <style:style style:name="Überschrift6" style:display-name="Überschrift 6" style:family="paragraph" style:parent-style-name="Standard" style:default-outline-level="6">
      <style:paragraph-properties fo:margin-top="0.1388in" fo:margin-bottom="0.0277in"/>
      <style:text-properties fo:font-style="italic" style:font-style-asian="italic" style:font-style-complex="italic" fo:color="#666666" fo:font-size="10pt" style:font-size-asian="10pt" style:font-size-complex="10pt" fo:hyphenate="false"/>
    </style:style>
    <style:style style:name="Standard" style:display-name="Standard" style:family="paragraph">
      <style:paragraph-properties fo:line-height="115%"/>
      <style:text-properties style:font-name="Arial" style:font-name-asian="Arial" style:font-name-complex="Arial" fo:color="#000000" fo:font-size="11pt" style:font-size-asian="11pt" style:font-size-complex="11pt" fo:hyphenate="false"/>
    </style:style>
    <style:style style:name="Absatz-Standardschriftart" style:display-name="Absatz-Standardschriftart" style:family="text"/>
    <style:style style:name="KeineListe1" style:display-name="Keine Liste1" style:family="paragraph">
      <style:text-properties fo:hyphenate="false"/>
    </style:style>
    <style:style style:name="Titel" style:display-name="Titel" style:family="paragraph" style:parent-style-name="Standard">
      <style:paragraph-properties fo:margin-top="0.3333in" fo:margin-bottom="0.0833in"/>
      <style:text-properties fo:font-weight="bold" style:font-weight-asian="bold" style:font-weight-complex="bold" fo:font-size="36pt" style:font-size-asian="36pt" style:font-size-complex="36pt" fo:hyphenate="false"/>
    </style:style>
    <style:style style:name="Untertitel" style:display-name="Untertitel" style:family="paragraph" style:parent-style-name="Standard">
      <style:paragraph-properties fo:margin-top="0.25in" fo:margin-bottom="0.0555in"/>
      <style:text-properties style:font-name="Georgia" style:font-name-asian="Georgia" style:font-name-complex="Georgia" fo:font-style="italic" style:font-style-asian="italic" style:font-style-complex="italic" fo:color="#666666" fo:font-size="24pt" style:font-size-asian="24pt" style:font-size-complex="24pt" fo:hyphenate="false"/>
    </style:style>
    <style:style style:name="List1Level0" style:display-name="List1Level0" style:family="text">
      <style:text-properties style:text-underline-type="none" style:text-underline-color="font-color"/>
    </style:style>
    <style:style style:name="List1Level1" style:display-name="List1Level1" style:family="text">
      <style:text-properties style:text-underline-type="none" style:text-underline-color="font-color"/>
    </style:style>
    <style:style style:name="List1Level2" style:display-name="List1Level2" style:family="text">
      <style:text-properties style:text-underline-type="none" style:text-underline-color="font-color"/>
    </style:style>
    <style:style style:name="List1Level3" style:display-name="List1Level3" style:family="text">
      <style:text-properties style:text-underline-type="none" style:text-underline-color="font-color"/>
    </style:style>
    <style:style style:name="List1Level4" style:display-name="List1Level4" style:family="text">
      <style:text-properties style:text-underline-type="none" style:text-underline-color="font-color"/>
    </style:style>
    <style:style style:name="List1Level5" style:display-name="List1Level5" style:family="text">
      <style:text-properties style:text-underline-type="none" style:text-underline-color="font-color"/>
    </style:style>
    <style:style style:name="List1Level6" style:display-name="List1Level6" style:family="text">
      <style:text-properties style:text-underline-type="none" style:text-underline-color="font-color"/>
    </style:style>
    <style:style style:name="List1Level7" style:display-name="List1Level7" style:family="text">
      <style:text-properties style:text-underline-type="none" style:text-underline-color="font-color"/>
    </style:style>
    <style:style style:name="List1Level8" style:display-name="List1Level8" style:family="text">
      <style:text-properties style:text-underline-type="none" style:text-underline-color="font-color"/>
    </style:style>
    <style:style style:name="List2Level0" style:display-name="List2Level0" style:family="text">
      <style:text-properties style:text-underline-type="none" style:text-underline-color="font-color"/>
    </style:style>
    <style:style style:name="List2Level1" style:display-name="List2Level1" style:family="text">
      <style:text-properties style:text-underline-type="none" style:text-underline-color="font-color"/>
    </style:style>
    <style:style style:name="List2Level2" style:display-name="List2Level2" style:family="text">
      <style:text-properties style:text-underline-type="none" style:text-underline-color="font-color"/>
    </style:style>
    <style:style style:name="List2Level3" style:display-name="List2Level3" style:family="text">
      <style:text-properties style:text-underline-type="none" style:text-underline-color="font-color"/>
    </style:style>
    <style:style style:name="List2Level4" style:display-name="List2Level4" style:family="text">
      <style:text-properties style:text-underline-type="none" style:text-underline-color="font-color"/>
    </style:style>
    <style:style style:name="List2Level5" style:display-name="List2Level5" style:family="text">
      <style:text-properties style:text-underline-type="none" style:text-underline-color="font-color"/>
    </style:style>
    <style:style style:name="List2Level6" style:display-name="List2Level6" style:family="text">
      <style:text-properties style:text-underline-type="none" style:text-underline-color="font-color"/>
    </style:style>
    <style:style style:name="List2Level7" style:display-name="List2Level7" style:family="text">
      <style:text-properties style:text-underline-type="none" style:text-underline-color="font-color"/>
    </style:style>
    <style:style style:name="List2Level8" style:display-name="List2Level8" style:family="text">
      <style:text-properties style:text-underline-type="none" style:text-underline-color="font-color"/>
    </style:style>
    <style:style style:name="List3Level0" style:display-name="List3Level0" style:family="text">
      <style:text-properties style:text-underline-type="none" style:text-underline-color="font-color"/>
    </style:style>
    <style:style style:name="List3Level1" style:display-name="List3Level1" style:family="text">
      <style:text-properties style:text-underline-type="none" style:text-underline-color="font-color"/>
    </style:style>
    <style:style style:name="List3Level2" style:display-name="List3Level2" style:family="text">
      <style:text-properties style:text-underline-type="none" style:text-underline-color="font-color"/>
    </style:style>
    <style:style style:name="List3Level3" style:display-name="List3Level3" style:family="text">
      <style:text-properties style:text-underline-type="none" style:text-underline-color="font-color"/>
    </style:style>
    <style:style style:name="List3Level4" style:display-name="List3Level4" style:family="text">
      <style:text-properties style:text-underline-type="none" style:text-underline-color="font-color"/>
    </style:style>
    <style:style style:name="List3Level5" style:display-name="List3Level5" style:family="text">
      <style:text-properties style:text-underline-type="none" style:text-underline-color="font-color"/>
    </style:style>
    <style:style style:name="List3Level6" style:display-name="List3Level6" style:family="text">
      <style:text-properties style:text-underline-type="none" style:text-underline-color="font-color"/>
    </style:style>
    <style:style style:name="List3Level7" style:display-name="List3Level7" style:family="text">
      <style:text-properties style:text-underline-type="none" style:text-underline-color="font-color"/>
    </style:style>
    <style:style style:name="List3Level8" style:display-name="List3Level8" style:family="text">
      <style:text-properties style:text-underline-type="none" style:text-underline-color="font-color"/>
    </style:style>
    <style:style style:name="List4Level0" style:display-name="List4Level0" style:family="text">
      <style:text-properties style:text-underline-type="none" style:text-underline-color="font-color"/>
    </style:style>
    <style:style style:name="List4Level1" style:display-name="List4Level1" style:family="text">
      <style:text-properties style:text-underline-type="none" style:text-underline-color="font-color"/>
    </style:style>
    <style:style style:name="List4Level2" style:display-name="List4Level2" style:family="text">
      <style:text-properties style:text-underline-type="none" style:text-underline-color="font-color"/>
    </style:style>
    <style:style style:name="List4Level3" style:display-name="List4Level3" style:family="text">
      <style:text-properties style:text-underline-type="none" style:text-underline-color="font-color"/>
    </style:style>
    <style:style style:name="List4Level4" style:display-name="List4Level4" style:family="text">
      <style:text-properties style:text-underline-type="none" style:text-underline-color="font-color"/>
    </style:style>
    <style:style style:name="List4Level5" style:display-name="List4Level5" style:family="text">
      <style:text-properties style:text-underline-type="none" style:text-underline-color="font-color"/>
    </style:style>
    <style:style style:name="List4Level6" style:display-name="List4Level6" style:family="text">
      <style:text-properties style:text-underline-type="none" style:text-underline-color="font-color"/>
    </style:style>
    <style:style style:name="List4Level7" style:display-name="List4Level7" style:family="text">
      <style:text-properties style:text-underline-type="none" style:text-underline-color="font-color"/>
    </style:style>
    <style:style style:name="List4Level8" style:display-name="List4Level8" style:family="text">
      <style:text-properties style:text-underline-type="none" style:text-underline-color="font-color"/>
    </style:style>
    <style:style style:name="List5Level0" style:display-name="List5Level0" style:family="text">
      <style:text-properties style:text-underline-type="none" style:text-underline-color="font-color"/>
    </style:style>
    <style:style style:name="List5Level1" style:display-name="List5Level1" style:family="text">
      <style:text-properties style:text-underline-type="none" style:text-underline-color="font-color"/>
    </style:style>
    <style:style style:name="List5Level2" style:display-name="List5Level2" style:family="text">
      <style:text-properties style:text-underline-type="none" style:text-underline-color="font-color"/>
    </style:style>
    <style:style style:name="List5Level3" style:display-name="List5Level3" style:family="text">
      <style:text-properties style:text-underline-type="none" style:text-underline-color="font-color"/>
    </style:style>
    <style:style style:name="List5Level4" style:display-name="List5Level4" style:family="text">
      <style:text-properties style:text-underline-type="none" style:text-underline-color="font-color"/>
    </style:style>
    <style:style style:name="List5Level5" style:display-name="List5Level5" style:family="text">
      <style:text-properties style:text-underline-type="none" style:text-underline-color="font-color"/>
    </style:style>
    <style:style style:name="List5Level6" style:display-name="List5Level6" style:family="text">
      <style:text-properties style:text-underline-type="none" style:text-underline-color="font-color"/>
    </style:style>
    <style:style style:name="List5Level7" style:display-name="List5Level7" style:family="text">
      <style:text-properties style:text-underline-type="none" style:text-underline-color="font-color"/>
    </style:style>
    <style:style style:name="List5Level8" style:display-name="List5Level8" style:family="text">
      <style:text-properties style:text-underline-type="none" style:text-underline-color="font-color"/>
    </styl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LS1" style:display-name="LS1">
      <text:list-level-style-bullet text:level="1" text:style-name="WW_CharLFO1LVL1" text:bullet-char="●">
        <style:list-level-properties text:space-before="0.25in" text:min-label-width="0.25in"/>
      </text:list-level-style-bullet>
      <text:list-level-style-bullet text:level="2" text:style-name="WW_CharLFO1LVL2" text:bullet-char="○">
        <style:list-level-properties text:space-before="0.75in" text:min-label-width="0.25in"/>
      </text:list-level-style-bullet>
      <text:list-level-style-bullet text:level="3" text:style-name="WW_CharLFO1LVL3" text:bullet-char="■">
        <style:list-level-properties text:space-before="1.375in" text:min-label-width="0.125in"/>
      </text:list-level-style-bullet>
      <text:list-level-style-bullet text:level="4" text:style-name="WW_CharLFO1LVL4" text:bullet-char="●">
        <style:list-level-properties text:space-before="1.75in" text:min-label-width="0.25in"/>
      </text:list-level-style-bullet>
      <text:list-level-style-bullet text:level="5" text:style-name="WW_CharLFO1LVL5" text:bullet-char="○">
        <style:list-level-properties text:space-before="2.25in" text:min-label-width="0.25in"/>
      </text:list-level-style-bullet>
      <text:list-level-style-bullet text:level="6" text:style-name="WW_CharLFO1LVL6" text:bullet-char="■">
        <style:list-level-properties text:space-before="2.875in" text:min-label-width="0.125in"/>
      </text:list-level-style-bullet>
      <text:list-level-style-bullet text:level="7" text:style-name="WW_CharLFO1LVL7" text:bullet-char="●">
        <style:list-level-properties text:space-before="3.25in" text:min-label-width="0.25in"/>
      </text:list-level-style-bullet>
      <text:list-level-style-bullet text:level="8" text:style-name="WW_CharLFO1LVL8" text:bullet-char="○">
        <style:list-level-properties text:space-before="3.75in" text:min-label-width="0.25in"/>
      </text:list-level-style-bullet>
      <text:list-level-style-bullet text:level="9" text:style-name="WW_CharLFO1LVL9" text:bullet-char="■">
        <style:list-level-properties text:space-before="4.375in" text:min-label-width="0.125in"/>
      </text:list-level-style-bullet>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LS2" style:display-name="LS2">
      <text:list-level-style-bullet text:level="1" text:style-name="WW_CharLFO2LVL1" text:bullet-char="●">
        <style:list-level-properties text:space-before="0.25in" text:min-label-width="0.25in"/>
      </text:list-level-style-bullet>
      <text:list-level-style-bullet text:level="2" text:style-name="WW_CharLFO2LVL2" text:bullet-char="○">
        <style:list-level-properties text:space-before="0.75in" text:min-label-width="0.25in"/>
      </text:list-level-style-bullet>
      <text:list-level-style-bullet text:level="3" text:style-name="WW_CharLFO2LVL3" text:bullet-char="■">
        <style:list-level-properties text:space-before="1.375in" text:min-label-width="0.125in"/>
      </text:list-level-style-bullet>
      <text:list-level-style-bullet text:level="4" text:style-name="WW_CharLFO2LVL4" text:bullet-char="●">
        <style:list-level-properties text:space-before="1.75in" text:min-label-width="0.25in"/>
      </text:list-level-style-bullet>
      <text:list-level-style-bullet text:level="5" text:style-name="WW_CharLFO2LVL5" text:bullet-char="○">
        <style:list-level-properties text:space-before="2.25in" text:min-label-width="0.25in"/>
      </text:list-level-style-bullet>
      <text:list-level-style-bullet text:level="6" text:style-name="WW_CharLFO2LVL6" text:bullet-char="■">
        <style:list-level-properties text:space-before="2.875in" text:min-label-width="0.125in"/>
      </text:list-level-style-bullet>
      <text:list-level-style-bullet text:level="7" text:style-name="WW_CharLFO2LVL7" text:bullet-char="●">
        <style:list-level-properties text:space-before="3.25in" text:min-label-width="0.25in"/>
      </text:list-level-style-bullet>
      <text:list-level-style-bullet text:level="8" text:style-name="WW_CharLFO2LVL8" text:bullet-char="○">
        <style:list-level-properties text:space-before="3.75in" text:min-label-width="0.25in"/>
      </text:list-level-style-bullet>
      <text:list-level-style-bullet text:level="9" text:style-name="WW_CharLFO2LVL9" text:bullet-char="■">
        <style:list-level-properties text:space-before="4.375in" text:min-label-width="0.125in"/>
      </text:list-level-style-bullet>
    </text:list-style>
    <style:style style:name="WW_CharLFO3LVL1" style:family="text">
      <style:text-properties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LS3" style:display-name="LS3">
      <text:list-level-style-bullet text:level="1" text:style-name="WW_CharLFO3LVL1" text:bullet-char="●">
        <style:list-level-properties text:space-before="0.25in" text:min-label-width="0.25in"/>
      </text:list-level-style-bullet>
      <text:list-level-style-bullet text:level="2" text:style-name="WW_CharLFO3LVL2" text:bullet-char="○">
        <style:list-level-properties text:space-before="0.75in" text:min-label-width="0.25in"/>
      </text:list-level-style-bullet>
      <text:list-level-style-bullet text:level="3" text:style-name="WW_CharLFO3LVL3" text:bullet-char="■">
        <style:list-level-properties text:space-before="1.375in" text:min-label-width="0.125in"/>
      </text:list-level-style-bullet>
      <text:list-level-style-bullet text:level="4" text:style-name="WW_CharLFO3LVL4" text:bullet-char="●">
        <style:list-level-properties text:space-before="1.75in" text:min-label-width="0.25in"/>
      </text:list-level-style-bullet>
      <text:list-level-style-bullet text:level="5" text:style-name="WW_CharLFO3LVL5" text:bullet-char="○">
        <style:list-level-properties text:space-before="2.25in" text:min-label-width="0.25in"/>
      </text:list-level-style-bullet>
      <text:list-level-style-bullet text:level="6" text:style-name="WW_CharLFO3LVL6" text:bullet-char="■">
        <style:list-level-properties text:space-before="2.875in" text:min-label-width="0.125in"/>
      </text:list-level-style-bullet>
      <text:list-level-style-bullet text:level="7" text:style-name="WW_CharLFO3LVL7" text:bullet-char="●">
        <style:list-level-properties text:space-before="3.25in" text:min-label-width="0.25in"/>
      </text:list-level-style-bullet>
      <text:list-level-style-bullet text:level="8" text:style-name="WW_CharLFO3LVL8" text:bullet-char="○">
        <style:list-level-properties text:space-before="3.75in" text:min-label-width="0.25in"/>
      </text:list-level-style-bullet>
      <text:list-level-style-bullet text:level="9" text:style-name="WW_CharLFO3LVL9" text:bullet-char="■">
        <style:list-level-properties text:space-before="4.375in" text:min-label-width="0.125in"/>
      </text:list-level-style-bullet>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LS4" style:display-name="LS4">
      <text:list-level-style-number text:level="1" text:style-name="WW_CharLFO4LVL1" style:num-suffix="." style:num-format="1">
        <style:list-level-properties text:space-before="0.25in" text:min-label-width="0.25in"/>
      </text:list-level-style-number>
      <text:list-level-style-number text:level="2" text:style-name="WW_CharLFO4LVL2" style:num-suffix="." style:num-format="a" style:num-letter-sync="true">
        <style:list-level-properties text:space-before="0.75in" text:min-label-width="0.25in"/>
      </text:list-level-style-number>
      <text:list-level-style-number text:level="3" text:style-name="WW_CharLFO4LVL3" style:num-suffix="." style:num-format="i">
        <style:list-level-properties fo:text-align="end" text:space-before="0in" text:min-label-width="1.5in"/>
      </text:list-level-style-number>
      <text:list-level-style-number text:level="4" text:style-name="WW_CharLFO4LVL4" style:num-suffix="." style:num-format="1">
        <style:list-level-properties text:space-before="1.75in" text:min-label-width="0.25in"/>
      </text:list-level-style-number>
      <text:list-level-style-number text:level="5" text:style-name="WW_CharLFO4LVL5" style:num-suffix="." style:num-format="a" style:num-letter-sync="true">
        <style:list-level-properties text:space-before="2.25in" text:min-label-width="0.25in"/>
      </text:list-level-style-number>
      <text:list-level-style-number text:level="6" text:style-name="WW_CharLFO4LVL6" style:num-suffix="." style:num-format="i">
        <style:list-level-properties fo:text-align="end" text:space-before="0in" text:min-label-width="3in"/>
      </text:list-level-style-number>
      <text:list-level-style-number text:level="7" text:style-name="WW_CharLFO4LVL7" style:num-suffix="." style:num-format="1">
        <style:list-level-properties text:space-before="3.25in" text:min-label-width="0.25in"/>
      </text:list-level-style-number>
      <text:list-level-style-number text:level="8" text:style-name="WW_CharLFO4LVL8" style:num-suffix="." style:num-format="a" style:num-letter-sync="true">
        <style:list-level-properties text:space-before="3.75in" text:min-label-width="0.25in"/>
      </text:list-level-style-number>
      <text:list-level-style-number text:level="9" text:style-name="WW_CharLFO4LVL9" style:num-suffix="." style:num-format="i">
        <style:list-level-properties fo:text-align="end" text:space-before="0in" text:min-label-width="4.5in"/>
      </text:list-level-style-number>
    </text:list-style>
    <style:style style:name="WW_CharLFO5LVL1" style:family="text">
      <style:text-properties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LS5" style:display-name="LS5">
      <text:list-level-style-bullet text:level="1" text:style-name="WW_CharLFO5LVL1" text:bullet-char="●">
        <style:list-level-properties text:space-before="0.25in" text:min-label-width="0.25in"/>
      </text:list-level-style-bullet>
      <text:list-level-style-bullet text:level="2" text:style-name="WW_CharLFO5LVL2" text:bullet-char="○">
        <style:list-level-properties text:space-before="0.75in" text:min-label-width="0.25in"/>
      </text:list-level-style-bullet>
      <text:list-level-style-bullet text:level="3" text:style-name="WW_CharLFO5LVL3" text:bullet-char="■">
        <style:list-level-properties text:space-before="1.375in" text:min-label-width="0.125in"/>
      </text:list-level-style-bullet>
      <text:list-level-style-bullet text:level="4" text:style-name="WW_CharLFO5LVL4" text:bullet-char="●">
        <style:list-level-properties text:space-before="1.75in" text:min-label-width="0.25in"/>
      </text:list-level-style-bullet>
      <text:list-level-style-bullet text:level="5" text:style-name="WW_CharLFO5LVL5" text:bullet-char="○">
        <style:list-level-properties text:space-before="2.25in" text:min-label-width="0.25in"/>
      </text:list-level-style-bullet>
      <text:list-level-style-bullet text:level="6" text:style-name="WW_CharLFO5LVL6" text:bullet-char="■">
        <style:list-level-properties text:space-before="2.875in" text:min-label-width="0.125in"/>
      </text:list-level-style-bullet>
      <text:list-level-style-bullet text:level="7" text:style-name="WW_CharLFO5LVL7" text:bullet-char="●">
        <style:list-level-properties text:space-before="3.25in" text:min-label-width="0.25in"/>
      </text:list-level-style-bullet>
      <text:list-level-style-bullet text:level="8" text:style-name="WW_CharLFO5LVL8" text:bullet-char="○">
        <style:list-level-properties text:space-before="3.75in" text:min-label-width="0.25in"/>
      </text:list-level-style-bullet>
      <text:list-level-style-bullet text:level="9" text:style-name="WW_CharLFO5LVL9" text:bullet-char="■">
        <style:list-level-properties text:space-before="4.375in" text:min-label-width="0.125in"/>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meta:initial-creator/>
    <dc:creator>wagner</dc:creator>
    <meta:creation-date>2016-01-19T08:32:00Z</meta:creation-date>
    <dc:date>2016-01-19T08:34:00Z</dc:date>
    <meta:template xlink:href="Normal.dotm" xlink:type="simple"/>
    <meta:editing-cycles>2</meta:editing-cycles>
    <meta:editing-duration>PT0S</meta:editing-duration>
    <meta:document-statistic meta:page-count="4" meta:paragraph-count="8" meta:word-count="668" meta:character-count="4474" meta:row-count="31" meta:non-whitespace-character-count="3814"/>
  </office:meta>
</office:document-meta>
</file>